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ea756" officeooo:paragraph-rsid="000ea756" style:font-size-asian="16pt" style:font-weight-asian="bold" style:font-size-complex="16pt" style:font-weight-complex="bold"/>
    </style:style>
    <style:style style:name="P2" style:family="paragraph" style:parent-style-name="Standard">
      <style:text-properties fo:font-size="12pt" fo:font-weight="normal" officeooo:rsid="000ea756" officeooo:paragraph-rsid="000ea756" style:font-size-asian="10.5pt" style:font-weight-asian="normal" style:font-size-complex="12pt" style:font-weight-complex="normal"/>
    </style:style>
    <style:style style:name="P3" style:family="paragraph" style:parent-style-name="Standard">
      <style:text-properties fo:font-size="12pt" fo:font-weight="normal" officeooo:rsid="00102723" officeooo:paragraph-rsid="00102723" style:font-size-asian="10.5pt" style:font-weight-asian="normal" style:font-size-complex="12pt" style:font-weight-complex="normal"/>
    </style:style>
    <style:style style:name="P4" style:family="paragraph" style:parent-style-name="Standard">
      <style:text-properties fo:font-size="12pt" fo:font-weight="normal" officeooo:rsid="00102723" officeooo:paragraph-rsid="001209ed" style:font-size-asian="10.5pt" style:font-weight-asian="normal" style:font-size-complex="12pt" style:font-weight-complex="normal"/>
    </style:style>
    <style:style style:name="P5" style:family="paragraph" style:parent-style-name="Standard">
      <style:text-properties fo:font-size="12pt" fo:font-weight="normal" officeooo:rsid="001278a5" officeooo:paragraph-rsid="001278a5" style:font-size-asian="10.5pt" style:font-weight-asian="normal" style:font-size-complex="12pt" style:font-weight-complex="normal"/>
    </style:style>
    <style:style style:name="P6" style:family="paragraph" style:parent-style-name="Standard">
      <style:text-properties fo:font-size="12pt" fo:font-weight="normal" officeooo:rsid="001209ed" officeooo:paragraph-rsid="001209ed" style:font-size-asian="10.5pt" style:font-weight-asian="normal" style:font-size-complex="12pt" style:font-weight-complex="normal"/>
    </style:style>
    <style:style style:name="P7" style:family="paragraph" style:parent-style-name="Standard">
      <style:text-properties fo:font-size="12pt" fo:font-weight="bold" officeooo:rsid="001209ed" officeooo:paragraph-rsid="001209ed" style:font-size-asian="10.5pt" style:font-weight-asian="bold" style:font-size-complex="12pt" style:font-weight-complex="bold"/>
    </style:style>
    <style:style style:name="P8" style:family="paragraph" style:parent-style-name="Standard">
      <style:text-properties fo:font-size="12pt" fo:font-style="normal" fo:font-weight="normal" officeooo:rsid="0016b72f" officeooo:paragraph-rsid="0016b72f"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normal" officeooo:rsid="0018e9fc" officeooo:paragraph-rsid="0018e9fc" style:font-size-asian="12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bold" officeooo:rsid="0018e9fc" officeooo:paragraph-rsid="0018e9fc"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italic" fo:font-weight="bold" officeooo:rsid="0015379b" officeooo:paragraph-rsid="0015379b" style:font-size-asian="10.5pt" style:font-style-asian="italic" style:font-weight-asian="bold" style:font-size-complex="12pt" style:font-style-complex="italic" style:font-weight-complex="bold"/>
    </style:style>
    <style:style style:name="P12" style:family="paragraph" style:parent-style-name="Standard">
      <style:text-properties fo:font-size="14pt" fo:font-weight="bold" officeooo:rsid="000f9169" officeooo:paragraph-rsid="000f9169" style:font-size-asian="14pt" style:font-weight-asian="bold" style:font-size-complex="14pt" style:font-weight-complex="bold"/>
    </style:style>
    <style:style style:name="P13" style:family="paragraph" style:parent-style-name="Standard">
      <style:text-properties fo:font-size="14pt" fo:font-weight="bold" officeooo:rsid="000f9169" officeooo:paragraph-rsid="001278a5" style:font-size-asian="14pt" style:font-weight-asian="bold" style:font-size-complex="14pt" style:font-weight-complex="bold"/>
    </style:style>
    <style:style style:name="P14" style:family="paragraph" style:parent-style-name="Standard">
      <style:text-properties fo:font-weight="normal" officeooo:rsid="001278a5" officeooo:paragraph-rsid="001278a5" style:font-weight-asian="normal" style:font-weight-complex="normal"/>
    </style:style>
    <style:style style:name="P15" style:family="paragraph" style:parent-style-name="Standard">
      <style:text-properties officeooo:paragraph-rsid="00102723"/>
    </style:style>
    <style:style style:name="P16" style:family="paragraph" style:parent-style-name="Standard">
      <style:text-properties officeooo:rsid="001209ed" officeooo:paragraph-rsid="001209ed"/>
    </style:style>
    <style:style style:name="P17" style:family="paragraph" style:parent-style-name="Standard">
      <style:text-properties fo:font-size="13pt" fo:font-weight="bold" officeooo:rsid="00131da2" officeooo:paragraph-rsid="00131da2" style:font-size-asian="13pt" style:font-weight-asian="bold" style:font-size-complex="13pt" style:font-weight-complex="bold"/>
    </style:style>
    <style:style style:name="P18" style:family="paragraph" style:parent-style-name="Standard">
      <style:text-properties fo:font-size="13pt" fo:font-weight="bold" officeooo:rsid="001a98d8" officeooo:paragraph-rsid="001a98d8" style:font-size-asian="13pt" style:font-weight-asian="bold" style:font-size-complex="13pt" style:font-weight-complex="bold"/>
    </style:style>
    <style:style style:name="P19" style:family="paragraph" style:parent-style-name="Standard">
      <style:text-properties fo:font-size="13pt" fo:font-style="normal" fo:font-weight="bold" officeooo:rsid="00131da2" officeooo:paragraph-rsid="0017d905"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weight="normal" officeooo:rsid="001a98d8" officeooo:paragraph-rsid="001a98d8" style:font-size-asian="13pt" style:font-weight-asian="normal" style:font-size-complex="13pt" style:font-weight-complex="normal"/>
    </style:style>
    <style:style style:name="P21" style:family="paragraph" style:parent-style-name="Standard">
      <style:text-properties fo:font-size="13pt" fo:font-weight="normal" officeooo:rsid="001b9db6" officeooo:paragraph-rsid="001b9db6" style:font-size-asian="13pt" style:font-weight-asian="normal" style:font-size-complex="13pt" style:font-weight-complex="normal"/>
    </style:style>
    <style:style style:name="P22" style:family="paragraph" style:parent-style-name="Standard" style:list-style-name="L1">
      <style:text-properties officeooo:paragraph-rsid="00102723"/>
    </style:style>
    <style:style style:name="P23" style:family="paragraph" style:parent-style-name="Standard" style:list-style-name="L1">
      <style:text-properties fo:font-size="12pt" fo:font-weight="normal" officeooo:rsid="001278a5" officeooo:paragraph-rsid="00102723" style:font-size-asian="10.5pt" style:font-weight-asian="normal" style:font-size-complex="12pt" style:font-weight-complex="normal"/>
    </style:style>
    <style:style style:name="P24" style:family="paragraph" style:parent-style-name="Standard" style:list-style-name="L2">
      <style:text-properties fo:font-size="12pt" fo:font-weight="normal" officeooo:rsid="001278a5" officeooo:paragraph-rsid="001209ed" style:font-size-asian="10.5pt" style:font-weight-asian="normal" style:font-size-complex="12pt" style:font-weight-complex="normal"/>
    </style:style>
    <style:style style:name="P25" style:family="paragraph" style:parent-style-name="Standard" style:list-style-name="L2">
      <style:text-properties fo:font-size="12pt" fo:font-weight="normal" officeooo:rsid="001278a5" officeooo:paragraph-rsid="001278a5" style:font-size-asian="10.5pt" style:font-weight-asian="normal" style:font-size-complex="12pt" style:font-weight-complex="normal"/>
    </style:style>
    <style:style style:name="P26" style:family="paragraph" style:parent-style-name="Standard" style:list-style-name="L1">
      <style:text-properties fo:font-size="12pt" fo:font-weight="normal" officeooo:rsid="001209ed" officeooo:paragraph-rsid="00102723" style:font-size-asian="10.5pt" style:font-weight-asian="normal" style:font-size-complex="12pt" style:font-weight-complex="normal"/>
    </style:style>
    <style:style style:name="P27" style:family="paragraph" style:parent-style-name="Standard" style:list-style-name="L1">
      <style:text-properties fo:font-size="12pt" fo:font-weight="normal" officeooo:rsid="001209ed" officeooo:paragraph-rsid="001209ed" style:font-size-asian="10.5pt" style:font-weight-asian="normal" style:font-size-complex="12pt" style:font-weight-complex="normal"/>
    </style:style>
    <style:style style:name="P28" style:family="paragraph" style:parent-style-name="Standard" style:list-style-name="L3">
      <style:text-properties fo:font-size="12pt" fo:font-weight="normal" officeooo:rsid="00131da2" officeooo:paragraph-rsid="00131da2" style:font-size-asian="10.5pt" style:font-weight-asian="normal" style:font-size-complex="12pt" style:font-weight-complex="normal"/>
    </style:style>
    <style:style style:name="P29" style:family="paragraph" style:parent-style-name="Standard">
      <style:text-properties fo:font-size="12pt" fo:font-weight="normal" officeooo:rsid="001fcf97" officeooo:paragraph-rsid="001fcf97" style:font-size-asian="12pt" style:font-weight-asian="normal" style:font-size-complex="12pt" style:font-weight-complex="normal"/>
    </style:style>
    <style:style style:name="P30" style:family="paragraph" style:parent-style-name="Standard">
      <style:text-properties fo:font-size="12pt" fo:font-weight="normal" officeooo:rsid="00131da2" officeooo:paragraph-rsid="00131da2" style:font-size-asian="12pt" style:font-weight-asian="normal" style:font-size-complex="12pt" style:font-weight-complex="normal"/>
    </style:style>
    <style:style style:name="P31" style:family="paragraph" style:parent-style-name="Standard">
      <style:text-properties fo:font-size="12pt" fo:font-weight="normal" officeooo:rsid="001b9db6" officeooo:paragraph-rsid="001b9db6" style:font-size-asian="12pt" style:font-weight-asian="normal" style:font-size-complex="12pt" style:font-weight-complex="normal"/>
    </style:style>
    <style:style style:name="P32" style:family="paragraph" style:parent-style-name="Standard" style:list-style-name="L3">
      <style:text-properties fo:font-size="12pt" fo:font-style="italic" fo:font-weight="bold" officeooo:rsid="00131da2" officeooo:paragraph-rsid="00131da2" style:font-size-asian="10.5pt" style:font-style-asian="italic" style:font-weight-asian="bold" style:font-size-complex="12pt" style:font-style-complex="italic" style:font-weight-complex="bold"/>
    </style:style>
    <style:style style:name="P33" style:family="paragraph" style:parent-style-name="Standard" style:list-style-name="L3">
      <style:text-properties fo:font-size="12pt" fo:font-style="normal" fo:font-weight="normal" officeooo:rsid="00131da2" officeooo:paragraph-rsid="00131da2" style:font-size-asian="10.5pt" style:font-style-asian="normal" style:font-weight-asian="normal" style:font-size-complex="12pt" style:font-style-complex="normal" style:font-weight-complex="normal"/>
    </style:style>
    <style:style style:name="P34" style:family="paragraph" style:parent-style-name="Standard" style:list-style-name="L3">
      <style:text-properties fo:font-size="12pt" fo:font-style="normal" fo:font-weight="normal" officeooo:rsid="00131da2" officeooo:paragraph-rsid="0015379b" style:font-size-asian="10.5pt" style:font-style-asian="normal" style:font-weight-asian="normal" style:font-size-complex="12pt" style:font-style-complex="normal" style:font-weight-complex="normal"/>
    </style:style>
    <style:style style:name="P35" style:family="paragraph" style:parent-style-name="Standard" style:list-style-name="L3">
      <style:text-properties fo:font-size="12pt" fo:font-style="normal" fo:font-weight="normal" officeooo:rsid="0015379b" officeooo:paragraph-rsid="0015379b" style:font-size-asian="10.5pt" style:font-style-asian="normal" style:font-weight-asian="normal" style:font-size-complex="12pt" style:font-style-complex="normal" style:font-weight-complex="normal"/>
    </style:style>
    <style:style style:name="P36" style:family="paragraph" style:parent-style-name="Standard" style:list-style-name="L4">
      <style:text-properties fo:font-size="12pt" fo:font-style="normal" fo:font-weight="normal" officeooo:rsid="0018e9fc" officeooo:paragraph-rsid="0018e9fc" style:font-size-asian="12pt" style:font-style-asian="normal" style:font-weight-asian="normal" style:font-size-complex="12pt" style:font-style-complex="normal" style:font-weight-complex="normal"/>
    </style:style>
    <style:style style:name="P37" style:family="paragraph" style:parent-style-name="Standard" style:list-style-name="L3">
      <style:text-properties fo:font-size="12pt" fo:font-style="normal" fo:font-weight="normal" officeooo:rsid="0015379b" officeooo:paragraph-rsid="0015379b" style:font-size-asian="12pt" style:font-style-asian="normal" style:font-weight-asian="normal" style:font-size-complex="12pt" style:font-style-complex="normal" style:font-weight-complex="normal"/>
    </style:style>
    <style:style style:name="P38" style:family="paragraph" style:parent-style-name="Standard">
      <style:text-properties fo:font-size="12pt" fo:font-weight="bold" officeooo:rsid="001b9db6" officeooo:paragraph-rsid="001b9db6" style:font-size-asian="12pt" style:font-weight-asian="bold" style:font-size-complex="12pt" style:font-weight-complex="bold"/>
    </style:style>
    <style:style style:name="P39" style:family="paragraph" style:parent-style-name="Standard">
      <style:text-properties fo:font-size="12pt" fo:font-weight="bold" officeooo:rsid="001a98d8" officeooo:paragraph-rsid="001a98d8" style:font-size-asian="12pt" style:font-weight-asian="bold" style:font-size-complex="12pt" style:font-weight-complex="bold"/>
    </style:style>
    <style:style style:name="P40" style:family="paragraph" style:parent-style-name="Standard" style:list-style-name="L1">
      <style:text-properties officeooo:rsid="00102723" officeooo:paragraph-rsid="00102723"/>
    </style:style>
    <style:style style:name="P41" style:family="paragraph" style:parent-style-name="Standard" style:list-style-name="L2">
      <style:text-properties fo:font-weight="normal" officeooo:rsid="001209ed" officeooo:paragraph-rsid="001209ed" style:font-weight-asian="normal" style:font-weight-complex="normal"/>
    </style:style>
    <style:style style:name="P42" style:family="paragraph" style:parent-style-name="Standard">
      <style:text-properties fo:font-size="15pt" fo:font-weight="bold" officeooo:rsid="001a98d8" officeooo:paragraph-rsid="001a98d8" style:font-size-asian="15pt" style:font-weight-asian="bold" style:font-size-complex="15pt" style:font-weight-complex="bold"/>
    </style:style>
    <style:style style:name="P43" style:family="paragraph" style:parent-style-name="Standard">
      <style:text-properties fo:font-size="14pt" fo:font-weight="bold" officeooo:rsid="001a98d8" officeooo:paragraph-rsid="001a98d8" style:font-size-asian="14pt" style:font-weight-asian="bold" style:font-size-complex="14pt" style:font-weight-complex="bold"/>
    </style:style>
    <style:style style:name="P44" style:family="paragraph" style:parent-style-name="Standard">
      <style:text-properties fo:font-size="14pt" fo:font-weight="bold" officeooo:rsid="001b9db6" officeooo:paragraph-rsid="001b9db6" style:font-size-asian="14pt" style:font-weight-asian="bold" style:font-size-complex="14pt" style:font-weight-complex="bold"/>
    </style:style>
    <style:style style:name="P45" style:family="paragraph" style:parent-style-name="Standard">
      <style:text-properties fo:font-size="14pt" fo:font-weight="bold" officeooo:rsid="001fcf97" officeooo:paragraph-rsid="001fcf97" style:font-size-asian="14pt" style:font-weight-asian="bold" style:font-size-complex="14pt" style:font-weight-complex="bold"/>
    </style:style>
    <style:style style:name="T1" style:family="text">
      <style:text-properties officeooo:rsid="000f9169"/>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02723" style:font-size-asian="10.5pt" style:font-weight-asian="normal" style:font-size-complex="12pt" style:font-weight-complex="normal"/>
    </style:style>
    <style:style style:name="T4" style:family="text">
      <style:text-properties fo:font-size="12pt" fo:font-weight="normal" officeooo:rsid="001209ed" style:font-size-asian="10.5pt" style:font-weight-asian="normal" style:font-size-complex="12pt" style:font-weight-complex="normal"/>
    </style:style>
    <style:style style:name="T5" style:family="text">
      <style:text-properties fo:font-size="12pt" fo:font-weight="normal" officeooo:rsid="00131da2" style:font-size-asian="10.5pt" style:font-weight-asian="normal" style:font-size-complex="12pt" style:font-weight-complex="normal"/>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weight="bold" officeooo:rsid="00102723" style:font-size-asian="10.5pt" style:font-weight-asian="bold" style:font-size-complex="12pt" style:font-weight-complex="bold"/>
    </style:style>
    <style:style style:name="T8" style:family="text">
      <style:text-properties fo:font-size="12pt" style:font-size-asian="10.5pt" style:font-size-complex="12pt"/>
    </style:style>
    <style:style style:name="T9" style:family="text">
      <style:text-properties fo:font-size="12pt" officeooo:rsid="001278a5" style:font-size-asian="10.5pt" style:font-size-complex="12pt"/>
    </style:style>
    <style:style style:name="T10" style:family="text">
      <style:text-properties fo:font-size="12pt" style:font-size-asian="12pt" style:font-size-complex="12pt"/>
    </style:style>
    <style:style style:name="T11" style:family="text">
      <style:text-properties fo:font-weight="bold" style:font-weight-asian="bold" style:font-weight-complex="bold"/>
    </style:style>
    <style:style style:name="T12" style:family="text">
      <style:text-properties officeooo:rsid="001278a5"/>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15379b" style:font-style-asian="italic" style:font-weight-asian="bold" style:font-style-complex="italic" style:font-weight-complex="bold"/>
    </style:style>
    <style:style style:name="T15" style:family="text">
      <style:text-properties officeooo:rsid="0017d905"/>
    </style:style>
    <style:style style:name="T16" style:family="text">
      <style:text-properties officeooo:rsid="001a98d8"/>
    </style:style>
    <style:style style:name="T17" style:family="text">
      <style:text-properties officeooo:rsid="001fcf97"/>
    </style:style>
    <style:style style:name="T18" style:family="text">
      <style:text-properties officeooo:rsid="00226e7d"/>
    </style:style>
    <style:style style:name="T19" style:family="text">
      <style:text-properties officeooo:rsid="0025b67c"/>
    </style:style>
    <style:style style:name="T20" style:family="text">
      <style:text-properties officeooo:rsid="00273179"/>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 Apporach 1- part II(Intregating our hybrid editor with Open edX)</text:p>
      <text:p text:style-name="P2"/>
      <text:p text:style-name="P2"/>
      <text:p text:style-name="P2">After testing our hybrid local intregation, and setting up our developing environment for Open edX, <text:span text:style-name="T1">the next phase was to integrate it with the running instance of Open edX on our Devstack.</text:span></text:p>
      <text:p text:style-name="P2"/>
      <text:p text:style-name="P12">X.1 Plan of Action</text:p>
      <text:p text:style-name="P12"/>
      <text:p text:style-name="P15"><text:span text:style-name="T3">The idea and plan behind intregating our r</text:span><text:span text:style-name="T4">un</text:span><text:span text:style-name="T3">ning hybrid instance of CodeMirror in TinyMCE with Open edX is mentioned below:</text:span></text:p>
      <text:p text:style-name="P3"/>
      <text:p text:style-name="P16"><text:span text:style-name="T3"><text:tab/></text:span><text:span text:style-name="T7">1. </text:span><text:span text:style-name="T6">Indentation and code folding features</text:span></text:p>
      <text:p text:style-name="P7"/>
      <text:list xml:id="list2012185650" text:style-name="L1">
        <text:list-item>
          <text:p text:style-name="P22"><text:span text:style-name="T3">Add the latest version of CodeMirror </text:span><text:span text:style-name="T5">v5.38.0</text:span><text:span text:style-name="T3"> to the source code of Open edX leaving the older version untouched.</text:span></text:p>
          <text:p text:style-name="P23"/>
        </text:list-item>
        <text:list-item>
          <text:p text:style-name="P40"><text:span text:style-name="T2">Configure TinyMCE </text:span><text:span text:style-name="T4">to open the updated version of CodeMirror as its raw HTML editor.</text:span></text:p>
          <text:p text:style-name="P26"/>
        </text:list-item>
        <text:list-item>
          <text:p text:style-name="P27">Test the updated CodeMirror in TinyMCE and see if its wroking as expected.</text:p>
        </text:list-item>
      </text:list>
      <text:p text:style-name="P6"/>
      <text:p text:style-name="P4"><text:tab/></text:p>
      <text:p text:style-name="P16"><text:span text:style-name="T3"><text:tab/></text:span><text:span text:style-name="T6">2.</text:span><text:span text:style-name="T7"> </text:span><text:span text:style-name="T6">Enabling internal CSS</text:span></text:p>
      <text:p text:style-name="P7"/>
      <text:list xml:id="list1144589807" text:style-name="L2">
        <text:list-item>
          <text:p text:style-name="P41"><text:span text:style-name="T8">Understand the working of the </text:span><text:span text:style-name="T9">XModule</text:span><text:span text:style-name="T8"> </text:span><text:span text:style-name="T6">html_module.py</text:span><text:span text:style-name="T8"> </text:span><text:span text:style-name="T9">which is the widget which loads the WYSIWYG editor in Open edX.</text:span></text:p>
          <text:p text:style-name="P24"/>
        </text:list-item>
        <text:list-item>
          <text:p text:style-name="P25">Learn how the html content is getting stored in the MongoDB .</text:p>
          <text:p text:style-name="P25"/>
        </text:list-item>
        <text:list-item>
          <text:p text:style-name="P25">The idea was to wrap the html content inside an inframe before it gets stored in the Database. However this was to be done only when the course authors used internal CSS in thier courses.</text:p>
        </text:list-item>
      </text:list>
      <text:p text:style-name="P5"/>
      <text:list xml:id="list41211050950609" text:continue-numbering="true" text:style-name="L2">
        <text:list-item>
          <text:p text:style-name="P25">Similarly, while loading the content in LMS, it would be wrapped inside and iframe first and then rendered in order to produce the desired effect.</text:p>
        </text:list-item>
      </text:list>
      <text:p text:style-name="P5"/>
      <text:p text:style-name="P14"/>
      <text:p text:style-name="P13">X.<text:span text:style-name="T12">2</text:span> <text:span text:style-name="T12">Implementation</text:span></text:p>
      <text:p text:style-name="P5"/>
      <text:p text:style-name="P5"/>
      <text:p text:style-name="P17">X.2.1 Configuring TinyMCE to use updated CodeMirror v5.38.0</text:p>
      <text:p text:style-name="P17"/>
      <text:list xml:id="list3929665899" text:style-name="L3">
        <text:list-item>
          <text:p text:style-name="P28">The CodeMirror and TinyMCE source files are located in the edx-platfrom can be found on </text:p>
          <text:p text:style-name="P28">the <text:s/>following path : <text:span text:style-name="T13">edx-platform/common/statis/js/vendor</text:span></text:p>
          <text:p text:style-name="P32"/>
        </text:list-item>
        <text:list-item>
          <text:p text:style-name="P33">Inside the tinymce source code, we placed the updated version of CodeMirror in the plugins folder for TinyMCE. The path was : <text:span text:style-name="T13">edx-platform/common/static/js/vendor/tinymce/js/tinymce/plugins</text:span></text:p>
          <text:p text:style-name="P32"/>
        </text:list-item>
        <text:list-item>
          <text:p text:style-name="P35">Next we configured TinyMCE to use the updated CodeMirror as its raw HTML editor. This was done through making changes in the TinyMCE configuration file <text:span text:style-name="T11">edit.js</text:span> located here :</text:p>
          <text:p text:style-name="P34"><text:span text:style-name="T13">edx-platform/common/</text:span><text:span text:style-name="T14">lib</text:span><text:span text:style-name="T13">/</text:span><text:span text:style-name="T14">xmodule</text:span><text:span text:style-name="T13">/</text:span><text:span text:style-name="T14">xmodule</text:span><text:span text:style-name="T13">/js/</text:span><text:span text:style-name="T14">src</text:span><text:span text:style-name="T13">/</text:span><text:span text:style-name="T14">html/edit.js</text:span></text:p>
        </text:list-item>
      </text:list>
      <text:p text:style-name="P11"/>
      <text:p text:style-name="P11"/>
      <text:p text:style-name="P8"><text:soft-page-break/>After performing the following steps we were able to configure TinyMCE to open our updated instance of CodeMirror v5.38.0 as its raw HTML editor succesfully. Features such as indentation, code-folding etc were working fine.</text:p>
      <text:p text:style-name="P8"/>
      <text:p text:style-name="P19">X.<text:span text:style-name="T15">2</text:span>.<text:span text:style-name="T15">2</text:span> <text:span text:style-name="T15">Using Iframes to enable internal CSS</text:span></text:p>
      <text:p text:style-name="P19"/>
      <text:p text:style-name="P10">X.2.2.1 Issues faced</text:p>
      <text:p text:style-name="P10"><text:s/></text:p>
      <text:p text:style-name="P9">Once we were able to intreagte updated version of CodeMirror with TinyMCE, we tried testing internal CSS in our new editor. Our observations are mentioned below: </text:p>
      <text:p text:style-name="P9"/>
      <text:list xml:id="list458715518" text:style-name="L4">
        <text:list-item>
          <text:p text:style-name="P36">The effect of the internal CSS is only visible inside the WYSIWYG editor i.e inside TinyMCE.</text:p>
          <text:p text:style-name="P36"/>
        </text:list-item>
        <text:list-item>
          <text:p text:style-name="P36">Once we save our progress the Open edX backend automatically strips the <text:span text:style-name="T16">style</text:span> tag and removes it. As a result of this, no effect of the CSS is visible in the actual course content.</text:p>
        </text:list-item>
      </text:list>
      <text:p text:style-name="P9"/>
      <text:list xml:id="list41210962228390" text:continue-list="list3929665899" text:style-name="L3">
        <text:list-header>
          <text:p text:style-name="P37"/>
        </text:list-header>
      </text:list>
      <text:p text:style-name="P17"/>
      <text:p text:style-name="P42">Chapter X.<text:span text:style-name="T20">3 </text:span>Change in Approach</text:p>
      <text:p text:style-name="P18"/>
      <text:p text:style-name="P18"/>
      <text:p text:style-name="P43"><text:span text:style-name="T20">X.3.1 </text:span>What happened to issues ?</text:p>
      <text:p text:style-name="P39"/>
      <text:p text:style-name="P20"><text:span text:style-name="T10">We tried to look into the issues by looking into openedx backend by logging at several places in several different xmodules and we failed. We discussed this issue with Aparna Ma’am(Mentor, IITBombayX team). She said that we were on a right track and we should play with backend through logs itself. Strangely enough, there were NO logs generated at all!! This lead us to a roadblock situation where we need to switch to another approach for checking out backend. However, all of the ways went at least once through logging step which was not working on our devstack very well. We also discovered that the server provided to us for R&amp;D purposes(10.129.27.44) also was unable to generate any logs</text:span>.</text:p>
      <text:p text:style-name="P21"/>
      <text:p text:style-name="P44"><text:span text:style-name="T20">X.3.2 </text:span>Need for change in approach :</text:p>
      <text:p text:style-name="P38"/>
      <text:p text:style-name="P31">So because of these issues, we were facing a major roadblock ahead of us and hence we need to switch approaches. Now we had 2 more options, Xblock and integrating entirely a new editor into an already complex openedx system which does not even generate logs ! <text:span text:style-name="T17">Another option was to reinstall devstack and see what causes devstack to not generate logs. But the clock was ticking and we only hand 2.5 weeks left for the internship period. We could have pursued approach 1 to the end and maybe end the internship without completing the project but we chose to change approach.</text:span></text:p>
      <text:p text:style-name="P21"/>
      <text:p text:style-name="P45"><text:span text:style-name="T20">X.3.3 W</text:span>hy Xblock approach and not integrating something like contenttools/grapejs ?</text:p>
      <text:p text:style-name="P45"/>
      <text:p text:style-name="P29"><text:span text:style-name="T20">Two main </text:span>reasons:</text:p>
      <text:p text:style-name="P29"/>
      <text:p text:style-name="P29">1. If we wanted to integrate any of these with OpenEdx, we would need the logger to be working perfectly. <text:span text:style-name="T19">And as described in the issues above, that is what kept us from pursuing approach 1 itself</text:span></text:p>
      <text:p text:style-name="P29"/>
      <text:p text:style-name="P29">2. Xblocks are modular. If we decide to modify the system, we’re forcing the editor changes to all users. And probably some of these users don’t even need this advanced editor and features. On the other hand, if we make this into an xblock, it will be used by people who actually need it and know how to use it. <text:span text:style-name="T18">Also one hidden advantage of xblock is that they are largely platform independant. </text:span><text:soft-page-break/><text:span text:style-name="T18">Most of the xblocks do not need to be updated on every single version of openedx since the core Xblock API remains unchanged.</text:span></text:p>
      <text:p text:style-name="P30"/>
      <text:list xml:id="list41211952386927" text:continue-list="list41211050950609" text:style-name="L2">
        <text:list-header>
          <text:p text:style-name="P2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6:07:40.338782810</meta:creation-date>
    <dc:date>2018-06-28T04:12:10.330188738</dc:date>
    <meta:editing-duration>PT1H34M7S</meta:editing-duration>
    <meta:editing-cycles>10</meta:editing-cycles>
    <meta:generator>LibreOffice/6.0.3.2$Linux_X86_64 LibreOffice_project/00m0$Build-2</meta:generator>
    <meta:document-statistic meta:table-count="0" meta:image-count="0" meta:object-count="0" meta:page-count="3" meta:paragraph-count="46" meta:word-count="827" meta:character-count="4820" meta:non-whitespace-character-count="4043"/>
  </office:meta>
</office:document-meta>
</file>